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</office:automatic-styles>
  <office:body>
    <office:text>
      <text:p text:style-name="P1"><text:span text:style-name="T1_1">During</text:span><text:span text:style-name="T1_2"><text:s/></text:span><text:span text:style-name="T1_3">followed</text:span><text:span text:style-name="T1_4"><text:s/></text:span><text:span text:style-name="T1_5">by</text:span><text:span text:style-name="T1_6"><text:s/></text:span><text:span text:style-name="T1_7">a</text:span><text:span text:style-name="T1_8"><text:s/></text:span><text:span text:style-name="T1_9">noun</text:span><text:span text:style-name="T1_10">.</text:span></text:p>
      <text:p text:style-name="P2"><text:span text:style-name="T2_1">While</text:span><text:span text:style-name="T2_2"><text:s/></text:span><text:span text:style-name="T2_3">followed</text:span><text:span text:style-name="T2_4"><text:s/></text:span><text:span text:style-name="T2_5">by</text:span><text:span text:style-name="T2_6"><text:s/></text:span><text:span text:style-name="T2_7">a</text:span><text:span text:style-name="T2_8"><text:s/></text:span><text:span text:style-name="T2_9">verb</text:span><text:span text:style-name="T2_10">.</text:span></text:p>
      <text:p text:style-name="P3"/>
      <text:p text:style-name="P4"><text:span text:style-name="T4_1">Example</text:span><text:span text:style-name="T4_2">:</text:span></text:p>
      <text:list text:style-name="LS1" xml:id="list0">
        <text:list-item>
          <text:p text:style-name="P5"><text:span text:style-name="T5_1">During</text:span><text:span text:style-name="T5_2"><text:s/></text:span><text:span text:style-name="T5_3">the</text:span><text:span text:style-name="T5_4"><text:s/></text:span><text:span text:style-name="T5_5">flight</text:span><text:span text:style-name="T5_6"><text:s/></text:span><text:span text:style-name="T5_7">I</text:span><text:span text:style-name="T5_8"><text:s/></text:span><text:span text:style-name="T5_9">slept</text:span><text:span text:style-name="T5_10"><text:s/></text:span><text:span text:style-name="T5_11">a</text:span><text:span text:style-name="T5_12"><text:s/></text:span><text:span text:style-name="T5_13">lot</text:span><text:span text:style-name="T5_14">.</text:span></text:p>
        </text:list-item>
        <text:list-item>
          <text:p text:style-name="P6"><text:span text:style-name="T6_1">While</text:span><text:span text:style-name="T6_2"><text:s/></text:span><text:span text:style-name="T6_3">I</text:span><text:span text:style-name="T6_4"><text:s/></text:span><text:span text:style-name="T6_5">was</text:span><text:span text:style-name="T6_6"><text:s/></text:span><text:span text:style-name="T6_7">flying</text:span><text:span text:style-name="T6_8"><text:s/></text:span><text:span text:style-name="T6_9">I</text:span><text:span text:style-name="T6_10"><text:s/></text:span><text:span text:style-name="T6_11">slept</text:span><text:span text:style-name="T6_12"><text:s/></text:span><text:span text:style-name="T6_13">a</text:span><text:span text:style-name="T6_14"><text:s/></text:span><text:span text:style-name="T6_15">lot</text:span><text:span text:style-name="T6_16">.</text:span></text:p>
        </text:list-item>
        <text:list-item>
          <text:p text:style-name="P7"><text:span text:style-name="T7_1">During</text:span><text:span text:style-name="T7_2"><text:s/></text:span><text:span text:style-name="T7_3">the</text:span><text:span text:style-name="T7_4"><text:s/></text:span><text:span text:style-name="T7_5">movie</text:span><text:span text:style-name="T7_6"><text:s/></text:span><text:span text:style-name="T7_7">there</text:span><text:span text:style-name="T7_8"><text:s/></text:span><text:span text:style-name="T7_9">was</text:span><text:span text:style-name="T7_10"><text:s/></text:span><text:span text:style-name="T7_11">a</text:span><text:span text:style-name="T7_12"><text:s/></text:span><text:span text:style-name="T7_13">lot</text:span><text:span text:style-name="T7_14"><text:s/></text:span><text:span text:style-name="T7_15">of</text:span><text:span text:style-name="T7_16"><text:s/></text:span><text:span text:style-name="T7_17">noise</text:span><text:span text:style-name="T7_18">.</text:span></text:p>
        </text:list-item>
        <text:list-item>
          <text:p text:style-name="P8"><text:span text:style-name="T8_1">While</text:span><text:span text:style-name="T8_2"><text:s/></text:span><text:span text:style-name="T8_3">watching</text:span><text:span text:style-name="T8_4"><text:s/></text:span><text:span text:style-name="T8_5">the</text:span><text:span text:style-name="T8_6"><text:s/></text:span><text:span text:style-name="T8_7">movie</text:span><text:span text:style-name="T8_8"><text:s/></text:span><text:span text:style-name="T8_9">there</text:span><text:span text:style-name="T8_10"><text:s/></text:span><text:span text:style-name="T8_11">was</text:span><text:span text:style-name="T8_12"><text:s/></text:span><text:span text:style-name="T8_13">a</text:span><text:span text:style-name="T8_14"><text:s/></text:span><text:span text:style-name="T8_15">lot</text:span><text:span text:style-name="T8_16"><text:s/></text:span><text:span text:style-name="T8_17">of</text:span><text:span text:style-name="T8_18"><text:s/></text:span><text:span text:style-name="T8_19">noise</text:span><text:span text:style-name="T8_20">.</text:span></text:p>
        </text:list-item>
        <text:list-item>
          <text:p text:style-name="P9"><text:span text:style-name="T9_1">During</text:span><text:span text:style-name="T9_2"><text:s/></text:span><text:span text:style-name="T9_3">the</text:span><text:span text:style-name="T9_4"><text:s/></text:span><text:span text:style-name="T9_5">lecture</text:span><text:span text:style-name="T9_6"><text:s/></text:span><text:span text:style-name="T9_7">the</text:span><text:span text:style-name="T9_8"><text:s/></text:span><text:span text:style-name="T9_9">professor</text:span><text:span text:style-name="T9_10"><text:s/></text:span><text:span text:style-name="T9_11">spoke</text:span><text:span text:style-name="T9_12"><text:s/></text:span><text:span text:style-name="T9_13">about</text:span><text:span text:style-name="T9_14"><text:s/></text:span><text:span text:style-name="T9_15">science</text:span><text:span text:style-name="T9_16">.</text:span></text:p>
        </text:list-item>
        <text:list-item>
          <text:p text:style-name="P10"><text:span text:style-name="T10_1">While</text:span><text:span text:style-name="T10_2"><text:s/></text:span><text:span text:style-name="T10_3">attending</text:span><text:span text:style-name="T10_4"><text:s/></text:span><text:span text:style-name="T10_5">the</text:span><text:span text:style-name="T10_6"><text:s/></text:span><text:span text:style-name="T10_7">lecture</text:span><text:span text:style-name="T10_8"><text:s/></text:span><text:span text:style-name="T10_9">we</text:span><text:span text:style-name="T10_10"><text:s/></text:span><text:span text:style-name="T10_11">learnt</text:span><text:span text:style-name="T10_12"><text:s/></text:span><text:span text:style-name="T10_13">a</text:span><text:span text:style-name="T10_14"><text:s/></text:span><text:span text:style-name="T10_15">lot</text:span><text:span text:style-name="T10_16"><text:s/></text:span><text:span text:style-name="T10_17">about</text:span><text:span text:style-name="T10_18"><text:s/></text:span><text:span text:style-name="T10_19">science</text:span><text:span text:style-name="T10_20">.</text:span></text:p>
        </text:list-item>
        <text:list-item>
          <text:p text:style-name="P11"><text:span text:style-name="T11_1">During</text:span><text:span text:style-name="T11_2"><text:s/></text:span><text:span text:style-name="T11_3">the</text:span><text:span text:style-name="T11_4"><text:s/></text:span><text:span text:style-name="T11_5">concert</text:span><text:span text:style-name="T11_6"><text:s/></text:span><text:span text:style-name="T11_7">some</text:span><text:span text:style-name="T11_8"><text:s/></text:span><text:span text:style-name="T11_9">students</text:span><text:span text:style-name="T11_10"><text:s/></text:span><text:span text:style-name="T11_11">started</text:span><text:span text:style-name="T11_12"><text:s/></text:span><text:span text:style-name="T11_13">screaming</text:span><text:span text:style-name="T11_14">.</text:span></text:p>
        </text:list-item>
        <text:list-item>
          <text:p text:style-name="P12"><text:span text:style-name="T12_1">While</text:span><text:span text:style-name="T12_2"><text:s/></text:span><text:span text:style-name="T12_3">attending</text:span><text:span text:style-name="T12_4"><text:s/></text:span><text:span text:style-name="T12_5">the</text:span><text:span text:style-name="T12_6"><text:s/></text:span><text:span text:style-name="T12_7">concert</text:span><text:span text:style-name="T12_8"><text:s/></text:span><text:span text:style-name="T12_9">some</text:span><text:span text:style-name="T12_10"><text:s/></text:span><text:span text:style-name="T12_11">students</text:span><text:span text:style-name="T12_12"><text:s/></text:span><text:span text:style-name="T12_13">passed</text:span><text:span text:style-name="T12_14"><text:s/></text:span><text:span text:style-name="T12_15">out</text:span><text:span text:style-name="T12_1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